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Inter" svg:font-family="Inter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 fo:background-color="#FFFFFF"/>
      <style:text-properties style:font-name="Inter" style:font-name-asian="Times New Roman" fo:color="#31353A" fo:font-size="12pt" style:font-size-asian="12pt" style:font-size-complex="12pt" style:language-asian="it" style:country-asian="IT"/>
    </style:style>
    <style:style style:name="P2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fo:color="#31353A" fo:font-size="12pt" style:font-size-asian="12pt" style:font-size-complex="12pt" style:language-asian="it" style:country-asian="IT"/>
    </style:style>
    <style:style style:name="P3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fo:color="#31353A" fo:font-size="12pt" style:font-size-asian="12pt" style:font-size-complex="12pt" style:language-asian="it" style:country-asian="IT"/>
    </style:style>
    <style:style style:name="P4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5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6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7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8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9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0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1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2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3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4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5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6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7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8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19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0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1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2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3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4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5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6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7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8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29" style:parent-style-name="Normale" style:list-style-name="LFO1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30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fo:color="#31353A" fo:font-size="12pt" style:font-size-asian="12pt" style:font-size-complex="12pt" style:language-asian="it" style:country-asian="IT"/>
    </style:style>
    <style:style style:name="P31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fo:color="#31353A" fo:font-size="12pt" style:font-size-asian="12pt" style:font-size-complex="12pt" style:language-asian="it" style:country-asian="IT"/>
    </style:style>
    <style:style style:name="P32" style:parent-style-name="Normale" style:family="paragraph">
      <style:paragraph-properties fo:margin-top="0.0694in" fo:margin-bottom="0.0694in" fo:line-height="100%" fo:background-color="#FFFFFF"/>
      <style:text-properties style:font-name="Inter" style:font-name-asian="Times New Roman" fo:color="#31353A" fo:font-size="12pt" style:font-size-asian="12pt" style:font-size-complex="12pt" style:language-asian="it" style:country-asian="IT"/>
    </style:style>
    <style:style style:name="P33" style:parent-style-name="Normale" style:list-style-name="LFO2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34" style:parent-style-name="Normale" style:list-style-name="LFO2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  <style:style style:name="P35" style:parent-style-name="Normale" style:list-style-name="LFO2" style:family="paragraph">
      <style:paragraph-properties fo:margin-top="0.0694in" fo:margin-bottom="0.0694in" fo:line-height="100%" fo:background-color="#FFFFFF"/>
      <style:text-properties style:font-name="Inter" style:font-name-asian="Times New Roman" fo:color="#4D5C6D" fo:font-size="12pt" style:font-size-asian="12pt" style:font-size-complex="12pt" style:language-asian="it" style:country-asian="IT"/>
    </style:style>
  </office:automatic-styles>
  <office:body>
    <office:text text:use-soft-page-breaks="true">
      <text:p text:style-name="P1">Creare un CRM aziendale.</text:p>
      <text:p text:style-name="P2"> </text:p>
      <text:p text:style-name="P3">Mappare il data model</text:p>
      <text:list text:style-name="LFO1" text:continue-numbering="true">
        <text:list-item>
          <text:p text:style-name="P4">Identificare le entità</text:p>
          <text:list text:continue-numbering="true">
            <text:list-item>
              <text:p text:style-name="P5">Venditori</text:p>
            </text:list-item>
            <text:list-item>
              <text:p text:style-name="P6">Clienti</text:p>
            </text:list-item>
            <text:list-item>
              <text:p text:style-name="P7">Ordini</text:p>
            </text:list-item>
            <text:list-item>
              <text:p text:style-name="P8">Provincia - regione</text:p>
            </text:list-item>
          </text:list>
        </text:list-item>
        <text:list-item>
          <text:p text:style-name="P9">Determinare i campi per ogni entità</text:p>
          <text:list text:continue-numbering="true">
            <text:list-item>
              <text:p text:style-name="P10">Venditori</text:p>
              <text:list text:continue-numbering="true">
                <text:list-item>
                  <text:p text:style-name="P11">Id_Venditori</text:p>
                </text:list-item>
                <text:list-item>
                  <text:p text:style-name="P12">Nome Cognome</text:p>
                </text:list-item>
                <text:list-item>
                  <text:p text:style-name="P13">Settore</text:p>
                </text:list-item>
                <text:list-item>
                  <text:p text:style-name="P14">Email</text:p>
                </text:list-item>
                <text:list-item>
                  <text:p text:style-name="P15">Numero telefono</text:p>
                </text:list-item>
              </text:list>
            </text:list-item>
            <text:list-item>
              <text:p text:style-name="P16">Clienti</text:p>
              <text:list text:continue-numbering="true">
                <text:list-item>
                  <text:p text:style-name="P17">Id_Clienti</text:p>
                </text:list-item>
                <text:list-item>
                  <text:p text:style-name="P18">Nome Cognome</text:p>
                </text:list-item>
                <text:list-item>
                  <text:p text:style-name="P19">Provincia</text:p>
                </text:list-item>
                <text:list-item>
                  <text:p text:style-name="P20">Email</text:p>
                </text:list-item>
                <text:list-item>
                  <text:p text:style-name="P21">Numero telefono</text:p>
                </text:list-item>
              </text:list>
            </text:list-item>
            <text:list-item>
              <text:p text:style-name="P22">Ordini</text:p>
              <text:list text:continue-numbering="true">
                <text:list-item>
                  <text:p text:style-name="P23">Id_ordini</text:p>
                </text:list-item>
                <text:list-item>
                  <text:p text:style-name="P24">Id_Clienti</text:p>
                </text:list-item>
                <text:list-item>
                  <text:p text:style-name="P25">Id_Venditori</text:p>
                </text:list-item>
                <text:list-item>
                  <text:p text:style-name="P26">Totale</text:p>
                </text:list-item>
              </text:list>
            </text:list-item>
          </text:list>
        </text:list-item>
        <text:list-item>
          <text:p text:style-name="P27">Determinare le relazioni per ogni entità</text:p>
        </text:list-item>
        <text:list-item>
          <text:p text:style-name="P28">Determinare le chiavi</text:p>
        </text:list-item>
        <text:list-item>
          <text:p text:style-name="P29">Determinare i tipi di tabelle</text:p>
        </text:list-item>
      </text:list>
      <text:p text:style-name="P30"> </text:p>
      <text:p text:style-name="P31">Riportare poi le tabelle e popolare con dei dati<text:s/>dummy.</text:p>
      <text:p text:style-name="P32">I clienti devono poter essere filtrati per</text:p>
      <text:list text:style-name="LFO2" text:continue-numbering="true">
        <text:list-item>
          <text:p text:style-name="P33">Provincia</text:p>
        </text:list-item>
        <text:list-item>
          <text:p text:style-name="P34">Regione</text:p>
        </text:list-item>
        <text:list-item>
          <text:p text:style-name="P35">Settore</text:p>
        </text:list-item>
      </text:list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Inter" svg:font-family="Inter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t" style:country-asian="I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Symbol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Symbol"/>
    </style:style>
    <style:style style:name="WW_CharLFO1LVL9" style:family="text">
      <style:text-properties style:font-name="Symbol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LVL2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ben</meta:initial-creator>
    <dc:creator>Ruben</dc:creator>
    <meta:creation-date>2022-09-28T16:02:00Z</meta:creation-date>
    <dc:date>2022-09-28T16:02:00Z</dc:date>
    <meta:template xlink:href="Normal" xlink:type="simple"/>
    <meta:editing-cycles>2</meta:editing-cycles>
    <meta:editing-duration>PT0S</meta:editing-duration>
    <meta:document-statistic meta:page-count="1" meta:paragraph-count="1" meta:word-count="82" meta:character-count="551" meta:row-count="3" meta:non-whitespace-character-count="470"/>
  </office:meta>
</office:document-meta>
</file>